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officeooo:rsid="0030ddb9" officeooo:paragraph-rsid="0030ddb9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4" style:family="paragraph" style:parent-style-name="Standard">
      <style:text-properties officeooo:rsid="0019296c" officeooo:paragraph-rsid="0019296c"/>
    </style:style>
    <style:style style:name="P5" style:family="paragraph" style:parent-style-name="Standard">
      <style:text-properties officeooo:rsid="003432d2" officeooo:paragraph-rsid="003432d2"/>
    </style:style>
    <style:style style:name="P6" style:family="paragraph" style:parent-style-name="Standard">
      <style:text-properties fo:font-style="italic" officeooo:rsid="0019296c" officeooo:paragraph-rsid="0019296c" style:font-style-asian="italic" style:font-style-complex="italic" loext:padding="0.049cm" loext:border="0.06pt solid #d9d9e3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218c57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3247f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3">7</text:span></text:p>
      <text:p text:style-name="P1"/>
      <text:p text:style-name="P1"/>
      <text:p text:style-name="P5">Página 377 – Manual digital – Revisad los valores de configuración de mitigación de ataques en el kernel. Están explicados los valores y las vulnerabilidades que mitigan. <text:s/></text:p>
      <text:p text:style-name="P1"><text:a xlink:type="simple" xlink:href="https://www.kali.org/get-kali/#kali-platforms" text:style-name="Internet_20_link" text:visited-style-name="Visited_20_Internet_20_Link"/></text:p>
      <text:p text:style-name="P5">Borrador de un taller para seguridad (muy básico) en el teletrabajo (basado en documentación de INCIBE:</text:p>
      <text:p text:style-name="P5"><text:a xlink:type="simple" xlink:href="https://view.genial.ly/612a2ac1dabd400dbd0d5412/presentation-unidad-1-passwords" text:style-name="Internet_20_link" text:visited-style-name="Visited_20_Internet_20_Link">https://view.genial.ly/612a2ac1dabd400dbd0d5412/presentation-unidad-1-passwords</text:a></text:p>
      <text:p text:style-name="P5"><text:a xlink:type="simple" xlink:href="https://view.genial.ly/612a2b38dabd400dbd0d5416/presentation-unidad-2-passwords" text:style-name="Internet_20_link" text:visited-style-name="Visited_20_Internet_20_Link">https://view.genial.ly/612a2b38dabd400dbd0d5416/presentation-unidad-2-passwords</text:a></text:p>
      <text:p text:style-name="P5"><text:a xlink:type="simple" xlink:href="https://view.genial.ly/612a2ad31d85260dc4ece506/presentation-unidad-3-escaperoom-passwords" text:style-name="Internet_20_link" text:visited-style-name="Visited_20_Internet_20_Link">https://view.genial.ly/612a2ad31d85260dc4ece506/presentation-unidad-3-escaperoom-passwords</text:a> (gamificación para que el tema no fuera tan aburrido)</text:p>
      <text:p text:style-name="P5"/>
      <text:p text:style-name="P5"/>
      <text:p text:style-name="P1"/>
      <text:p text:style-name="P1"><text:a xlink:type="simple" xlink:href="https://www.kali.org/get-kali/#kali-platforms" text:style-name="Internet_20_link" text:visited-style-name="Visited_20_Internet_20_Link">https://www.kali.org/get-kali/#kali-platforms</text:a></text:p>
      <text:p text:style-name="P1"/>
      <text:p text:style-name="P1"/>
      <text:p text:style-name="P1"/>
      <text:p text:style-name="P6">Explica los siguientes términos relacionados con seguridad informática : fuerza bruta, rainbow tables, keyloggers, DDOS, nuke, ransomware, phising, man in the middle, arpspoofing, worms, virus, troyanos, rootkits, buffer overflow, baiting, zero days, ... y la manera de evitarlos o mitigarlos</text:p>
      <text:p text:style-name="P3"/>
      <text:p text:style-name="P7">¡Claro! Aquí tienes explicaciones de los términos relacionados con seguridad informática que mencionaste, así como algunas sugerencias para mitigar o evitar los riesgos asociados:</text:p>
      <text:list text:style-name="L1">
        <text:list-item>
          <text:p text:style-name="P9"><text:span text:style-name="Strong_20_Emphasis"><text:span text:style-name="T2">Fuerza Bruta:</text:span></text:span></text:p>
          <text:list>
            <text:list-item>
              <text:p text:style-name="P8"><text:span text:style-name="Emphasis"><text:span text:style-name="T2">Definición:</text:span></text:span><text:span text:style-name="T2"> Ataque en el que se intentan todas las combinaciones posibles de contraseñas hasta encontrar la correcta.</text:span></text:p>
            </text:list-item>
            <text:list-item>
              <text:p text:style-name="P8"><text:span text:style-name="Emphasis"><text:span text:style-name="T2">Mitigación:</text:span></text:span><text:span text:style-name="T2"> Usar contraseñas fuertes, implementar bloqueos después de varios intentos fallidos y utilizar medidas adicionales como la autenticación de dos factores (2FA).</text:span></text:p>
            </text:list-item>
          </text:list>
        </text:list-item>
        <text:list-item>
          <text:p text:style-name="P9"><text:span text:style-name="Strong_20_Emphasis"><text:span text:style-name="T2">Rainbow Tables:</text:span></text:span></text:p>
          <text:list>
            <text:list-item>
              <text:p text:style-name="P8"><text:span text:style-name="Emphasis"><text:span text:style-name="T2">Definición:</text:span></text:span><text:span text:style-name="T2"> Tablas precalculadas que contienen pares de entrada y salida para funciones hash, acelerando ataques de fuerza bruta.</text:span></text:p>
            </text:list-item>
            <text:list-item>
              <text:p text:style-name="P8"><text:span text:style-name="Emphasis"><text:span text:style-name="T2">Mitigación:</text:span></text:span><text:span text:style-name="T2"> Utilizar funciones hash seguras y agregar "sal" (un valor único) a las contraseñas antes de aplicar la función hash.</text:span></text:p>
            </text:list-item>
          </text:list>
        </text:list-item>
        <text:list-item>
          <text:p text:style-name="P9"><text:span text:style-name="Strong_20_Emphasis"><text:span text:style-name="T2">Keyloggers:</text:span></text:span></text:p>
          <text:list>
            <text:list-item>
              <text:p text:style-name="P8"><text:span text:style-name="Emphasis"><text:span text:style-name="T2">Definición:</text:span></text:span><text:span text:style-name="T2"> Software o hardware que registra las pulsaciones de teclas de un usuario sin su conocimiento.</text:span></text:p>
            </text:list-item>
            <text:list-item>
              <text:p text:style-name="P8"><text:soft-page-break/><text:span text:style-name="Emphasis"><text:span text:style-name="T2">Mitigación:</text:span></text:span><text:span text:style-name="T2"> Utilizar software antivirus, mantener el software actualizado y ser cauteloso al hacer clic en enlaces o descargar archivos.</text:span></text:p>
            </text:list-item>
          </text:list>
        </text:list-item>
        <text:list-item>
          <text:p text:style-name="P9"><text:span text:style-name="Strong_20_Emphasis"><text:span text:style-name="T2">DDoS (Distributed Denial of Service):</text:span></text:span></text:p>
          <text:list>
            <text:list-item>
              <text:p text:style-name="P8"><text:span text:style-name="Emphasis"><text:span text:style-name="T2">Definición:</text:span></text:span><text:span text:style-name="T2"> Sobrecargar un servicio o red con tráfico falso para dejarlo inaccesible.</text:span></text:p>
            </text:list-item>
            <text:list-item>
              <text:p text:style-name="P8"><text:span text:style-name="Emphasis"><text:span text:style-name="T2">Mitigación:</text:span></text:span><text:span text:style-name="T2"> Implementar firewalls, sistemas de detección de intrusiones (IDS), y servicios de mitigación de DDoS.</text:span></text:p>
            </text:list-item>
          </text:list>
        </text:list-item>
        <text:list-item>
          <text:p text:style-name="P9"><text:span text:style-name="Strong_20_Emphasis"><text:span text:style-name="T2">Nuke:</text:span></text:span></text:p>
          <text:list>
            <text:list-item>
              <text:p text:style-name="P8"><text:span text:style-name="Emphasis"><text:span text:style-name="T2">Definición:</text:span></text:span><text:span text:style-name="T2"> Ataque que busca deshabilitar un sistema o red mediante la saturación de recursos.</text:span></text:p>
            </text:list-item>
            <text:list-item>
              <text:p text:style-name="P8"><text:span text:style-name="Emphasis"><text:span text:style-name="T2">Mitigación:</text:span></text:span><text:span text:style-name="T2"> Configurar firewalls para limitar el tráfico, usar sistemas de detección de anomalías y mantener actualizado el software.</text:span></text:p>
            </text:list-item>
          </text:list>
        </text:list-item>
        <text:list-item>
          <text:p text:style-name="P9"><text:span text:style-name="Strong_20_Emphasis"><text:span text:style-name="T2">Ransomware:</text:span></text:span></text:p>
          <text:list>
            <text:list-item>
              <text:p text:style-name="P8"><text:span text:style-name="Emphasis"><text:span text:style-name="T2">Definición:</text:span></text:span><text:span text:style-name="T2"> Software malicioso que cifra archivos y exige un rescate para su liberación.</text:span></text:p>
            </text:list-item>
            <text:list-item>
              <text:p text:style-name="P8"><text:span text:style-name="Emphasis"><text:span text:style-name="T2">Mitigación:</text:span></text:span><text:span text:style-name="T2"> Realizar copias de seguridad periódicas, usar software antivirus, y ser cauteloso con los correos electrónicos y enlaces sospechosos.</text:span></text:p>
            </text:list-item>
          </text:list>
        </text:list-item>
        <text:list-item>
          <text:p text:style-name="P9"><text:span text:style-name="Strong_20_Emphasis"><text:span text:style-name="T2">Phishing:</text:span></text:span></text:p>
          <text:list>
            <text:list-item>
              <text:p text:style-name="P8"><text:span text:style-name="Emphasis"><text:span text:style-name="T2">Definición:</text:span></text:span><text:span text:style-name="T2"> Engañar a las personas para que revelen información confidencial mediante la suplantación de identidad.</text:span></text:p>
            </text:list-item>
            <text:list-item>
              <text:p text:style-name="P8"><text:span text:style-name="Emphasis"><text:span text:style-name="T2">Mitigación:</text:span></text:span><text:span text:style-name="T2"> Educar a los usuarios sobre la identificación de correos electrónicos y sitios web fraudulentos, y utilizar filtros antiphishing.</text:span></text:p>
            </text:list-item>
          </text:list>
        </text:list-item>
        <text:list-item>
          <text:p text:style-name="P9"><text:span text:style-name="Strong_20_Emphasis"><text:span text:style-name="T2">Man-in-the-Middle:</text:span></text:span></text:p>
          <text:list>
            <text:list-item>
              <text:p text:style-name="P8"><text:span text:style-name="Emphasis"><text:span text:style-name="T2">Definición:</text:span></text:span><text:span text:style-name="T2"> Atacante que intercepta y posiblemente altera la comunicación entre dos partes.</text:span></text:p>
            </text:list-item>
            <text:list-item>
              <text:p text:style-name="P8"><text:span text:style-name="Emphasis"><text:span text:style-name="T2">Mitigación:</text:span></text:span><text:span text:style-name="T2"> Usar conexiones seguras (HTTPS), redes privadas virtuales (VPN) y autenticación fuerte.</text:span></text:p>
            </text:list-item>
          </text:list>
        </text:list-item>
        <text:list-item>
          <text:p text:style-name="P9"><text:span text:style-name="Strong_20_Emphasis"><text:span text:style-name="T2">Arpspoofing:</text:span></text:span></text:p>
          <text:list>
            <text:list-item>
              <text:p text:style-name="P8"><text:span text:style-name="Emphasis"><text:span text:style-name="T2">Definición:</text:span></text:span><text:span text:style-name="T2"> Técnica para redirigir el tráfico en una red al hacerse pasar por la dirección IP de otro dispositivo.</text:span></text:p>
            </text:list-item>
            <text:list-item>
              <text:p text:style-name="P8"><text:span text:style-name="Emphasis"><text:span text:style-name="T2">Mitigación:</text:span></text:span><text:span text:style-name="T2"> Usar protocolos seguros, como ARP Spoofing, y monitorear la red para detectar anomalías.</text:span></text:p>
            </text:list-item>
          </text:list>
        </text:list-item>
        <text:list-item>
          <text:p text:style-name="P9"><text:span text:style-name="Strong_20_Emphasis"><text:span text:style-name="T2">Worms, Virus, Troyanos, Rootkits:</text:span></text:span></text:p>
          <text:list>
            <text:list-item>
              <text:p text:style-name="P8"><text:span text:style-name="Emphasis"><text:span text:style-name="T2">Definición:</text:span></text:span><text:span text:style-name="T2"> Diferentes tipos de software malicioso con diversos objetivos.</text:span></text:p>
            </text:list-item>
            <text:list-item>
              <text:p text:style-name="P8"><text:soft-page-break/><text:span text:style-name="Emphasis"><text:span text:style-name="T2">Mitigación:</text:span></text:span><text:span text:style-name="T2"> Mantener software actualizado, utilizar software antivirus y firewalls, y ser cauteloso con la descarga de archivos.</text:span></text:p>
            </text:list-item>
          </text:list>
        </text:list-item>
        <text:list-item>
          <text:p text:style-name="P9"><text:span text:style-name="Strong_20_Emphasis"><text:span text:style-name="T2">Buffer Overflow:</text:span></text:span></text:p>
          <text:list>
            <text:list-item>
              <text:p text:style-name="P8"><text:span text:style-name="Emphasis"><text:span text:style-name="T2">Definición:</text:span></text:span><text:span text:style-name="T2"> Exceder la capacidad de almacenamiento asignada para un programa, aprovechado para ejecutar código malicioso.</text:span></text:p>
            </text:list-item>
            <text:list-item>
              <text:p text:style-name="P8"><text:span text:style-name="Emphasis"><text:span text:style-name="T2">Mitigación:</text:span></text:span><text:span text:style-name="T2"> Validar y limitar la entrada de datos, utilizar lenguajes de programación seguros y aplicar parches de seguridad.</text:span></text:p>
            </text:list-item>
          </text:list>
        </text:list-item>
        <text:list-item>
          <text:p text:style-name="P9"><text:span text:style-name="Strong_20_Emphasis"><text:span text:style-name="T2">Baiting:</text:span></text:span></text:p>
          <text:list>
            <text:list-item>
              <text:p text:style-name="P8"><text:span text:style-name="Emphasis"><text:span text:style-name="T2">Definición:</text:span></text:span><text:span text:style-name="T2"> Engañar a las personas ofreciéndoles algo atractivo, como un dispositivo USB, que contiene malware.</text:span></text:p>
            </text:list-item>
            <text:list-item>
              <text:p text:style-name="P8"><text:span text:style-name="Emphasis"><text:span text:style-name="T2">Mitigación:</text:span></text:span><text:span text:style-name="T2"> Evitar el uso de dispositivos desconocidos, educar a los usuarios sobre los riesgos y utilizar soluciones de seguridad.</text:span></text:p>
            </text:list-item>
          </text:list>
        </text:list-item>
        <text:list-item>
          <text:p text:style-name="P9"><text:span text:style-name="Strong_20_Emphasis"><text:span text:style-name="T2">Zero Days:</text:span></text:span></text:p>
          <text:list>
            <text:list-item>
              <text:p text:style-name="P8"><text:span text:style-name="Emphasis"><text:span text:style-name="T2">Definición:</text:span></text:span><text:span text:style-name="T2"> Vulnerabilidades de seguridad desconocidas y sin parches disponibles.</text:span></text:p>
            </text:list-item>
            <text:list-item>
              <text:p text:style-name="P9"><text:span text:style-name="Emphasis"><text:span text:style-name="T2">Mitigación:</text:span></text:span><text:span text:style-name="T2"> Mantener el software actualizado, utilizar sistemas de detección de intrusiones y aplicar mejores prácticas de seguridad.</text:span></text:p>
            </text:list-item>
          </text:list>
        </text:list-item>
      </text:list>
      <text:p text:style-name="P7">La seguridad informática es un campo en constante evolución, por lo que es crucial mantenerse actualizado sobre las últimas amenazas y mejores prácticas de seguridad.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30T15:59:38.238158466</dc:date>
    <meta:editing-duration>P3DT4H28M2S</meta:editing-duration>
    <meta:editing-cycles>32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49" meta:word-count="623" meta:character-count="4547" meta:non-whitespace-character-count="4006"/>
  </office:meta>
</office:document-meta>
</file>